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1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126:$'IPIP 100 Item NEO5_20 Questionnaire'.$E$126])" table:allow-empty-cell="false" table:display-list="no" table:base-cell-address="'IPIP 100 Item NEO5_20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2" table:condition="of:cell-content-is-in-list([$'IPIP 100 Item NEO5_20 Questionnaire'.$B$126:$'IPIP 100 Item NEO5_20 Questionnaire'.$E$126])" table:allow-empty-cell="false" table:display-list="no" table:base-cell-address="'IPIP 100 Item NEO5_20 Questionnaire'.B104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3" table:condition="of:cell-content-is-in-list([$'IPIP 100 Item NEO5_20 Questionnaire'.$B$126:$'IPIP 100 Item NEO5_20 Questionnaire'.$E$126])" table:allow-empty-cell="false" table:display-list="no" table:base-cell-address="'IPIP 100 Item NEO5_20 Questionnaire'.C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  <table:content-validation table:name="val4" table:condition="of:cell-content-is-in-list([$'IPIP 100 Item NEO5_20 Questionnaire'.$B$126:$'IPIP 100 Item NEO5_20 Questionnaire'.$E$126])" table:allow-empty-cell="false" table:display-list="no" table:base-cell-address="'IPIP 100 Item NEO5_20 Questionnaire'.C68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5"/>
          <table:table-cell table:number-columns-repeated="3"/>
          <table:table-cell table:style-name="ce1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]);[.K7];IF(ISTEXT([.C7]);[.L7];IF(ISTEXT([.D7]);[.M7];IF(ISTEXT([.E7]);[.N7];IF(ISTEXT([.F7]);[.O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]);[.K8];IF(ISTEXT([.C8]);[.L8];IF(ISTEXT([.D8]);[.M8];IF(ISTEXT([.E8]);[.N8];IF(ISTEXT([.F8]);[.O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/>
          <table:table-cell table:style-name="ce25" table:content-validation-name="val3" table:number-columns-repeated="3"/>
          <table:table-cell table:style-name="ce25" table:content-validation-name="val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25" table:content-validation-name="val1"/>
          <table:table-cell table:style-name="ce25" table:content-validation-name="val4"/>
          <table:table-cell table:style-name="ce25" table:content-validation-name="val3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25" table:content-validation-name="val2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25" table:content-validation-name="val1"/>
          <table:table-cell table:style-name="ce25" table:content-validation-name="val3" table:number-columns-repeated="2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25" table:content-validation-name="val1"/>
          <table:table-cell table:style-name="ce25" table:content-validation-name="val3" office:value-type="string" calcext:value-type="string">
            <text:p>x</text:p>
          </table:table-cell>
          <table:table-cell table:style-name="ce25" table:content-validation-name="val3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25" table:content-validation-name="val1" office:value-type="string" calcext:value-type="string">
            <text:p>x</text:p>
          </table:table-cell>
          <table:table-cell table:style-name="ce25" table:content-validation-name="val3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</text:p>
          </table:table-cell>
          <table:covered-table-cell table:number-columns-repeated="6" table:style-name="ce25"/>
          <table:covered-table-cell table:number-columns-repeated="2" table:style-name="ce29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/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P7]+[.P13]+[.P18]+[.P30]+[.P34]+[.P39]+[.P43]+[.P48]+[.P51]+[.P54]+[.P65]+[.P68]+[.P72]+[.P76]+[.P81]+[.P88]+[.P91]+[.P94]+[.P100]+[.P104])" office:value-type="float" office:value="86" calcext:value-type="float">
            <text:p>86</text:p>
          </table:table-cell>
          <table:table-cell table:style-name="ce14" table:formula="of:=QUOTIENT(PRODUCT(ORG.LIBREOFFICE.RAWSUBTRACT( [.B113];20);5);4)" office:value-type="float" office:value="82" calcext:value-type="float">
            <text:p>82</text:p>
          </table:table-cell>
          <table:table-cell table:style-name="ce16" table:formula="of:=IF([.C113]&lt;=20;&quot;Very Low&quot;;IF([.C113]&lt;=36;&quot;Low&quot;;IF([.C113]&lt;=46;&quot;A Little Low&quot;;IF([.C113]&lt;=53;&quot;Average&quot;;IF([.C113]&lt;=63;&quot;A Little High&quot;;IF([.C113]&lt;=79;&quot;High&quot;;&quot;Very High&quot;))))))" office:value-type="string" office:string-value="Very High" calcext:value-type="string">
            <text:p>Very 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P6]+[.P10]+[.P20]+[.P25]+[.P28]+[.P31]+[.P35]+[.P42]+[.P46]+[.P57]+[.P59]+[.P61]+[.P69]+[.P74]+[.P78]+[.P80]+[.P84]+[.P86]+[.P95]+[.P99])" office:value-type="float" office:value="82" calcext:value-type="float">
            <text:p>82</text:p>
          </table:table-cell>
          <table:table-cell table:style-name="ce14" table:formula="of:=QUOTIENT(PRODUCT(ORG.LIBREOFFICE.RAWSUBTRACT( [.B114];20);5);4)" office:value-type="float" office:value="77" calcext:value-type="float">
            <text:p>77</text:p>
          </table:table-cell>
          <table:table-cell table:style-name="ce16" table:formula="of:=IF([.C114]&lt;=20;&quot;Very Low&quot;;IF([.C114]&lt;=36;&quot;Low&quot;;IF([.C114]&lt;=46;&quot;A Little Low&quot;;IF([.C114]&lt;=53;&quot;Average&quot;;IF([.C114]&lt;=63;&quot;A Little High&quot;;IF([.C114]&lt;=79;&quot;High&quot;;&quot;Very High&quot;))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P9]+[.P12]+[.P15]+[.P23]+[.P36]+[.P41]+[.P45]+[.P52]+[.P55]+[.P58]+[.P63]+[.P66]+[.P70]+[.P73]+[.P79]+[.P82]+[.P85]+[.P90]+[.P96]+[.P101])" office:value-type="float" office:value="49" calcext:value-type="float">
            <text:p>49</text:p>
          </table:table-cell>
          <table:table-cell table:style-name="ce14" table:formula="of:=QUOTIENT(PRODUCT(ORG.LIBREOFFICE.RAWSUBTRACT( [.B115];20);5);4)" office:value-type="float" office:value="36" calcext:value-type="float">
            <text:p>36</text:p>
          </table:table-cell>
          <table:table-cell table:style-name="ce16" table:formula="of:=IF([.C115]&lt;=20;&quot;Very Low&quot;;IF([.C115]&lt;=36;&quot;Low&quot;;IF([.C115]&lt;=46;&quot;A Little Low&quot;;IF([.C115]&lt;=53;&quot;Average&quot;;IF([.C115]&lt;=63;&quot;A Little High&quot;;IF([.C115]&lt;=79;&quot;High&quot;;&quot;Very High&quot;))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P5]+[.P14]+[.P17]+[.P21]+[.P26]+[.P29]+[.P33]+[.P38]+[.P44]+[.P49]+[.P53]+[.P56]+[.P62]+[.P71]+[.P77]+[.P83]+[.P89]+[.P92]+[.P97]+[.P103])" office:value-type="float" office:value="79" calcext:value-type="float">
            <text:p>79</text:p>
          </table:table-cell>
          <table:table-cell table:style-name="ce14" table:formula="of:=QUOTIENT(PRODUCT(ORG.LIBREOFFICE.RAWSUBTRACT( [.B116];20);5);4)" office:value-type="float" office:value="73" calcext:value-type="float">
            <text:p>73</text:p>
          </table:table-cell>
          <table:table-cell table:style-name="ce16" table:formula="of:=IF([.C116]&lt;=20;&quot;Very Low&quot;;IF([.C116]&lt;=36;&quot;Low&quot;;IF([.C116]&lt;=46;&quot;A Little Low&quot;;IF([.C116]&lt;=53;&quot;Average&quot;;IF([.C116]&lt;=63;&quot;A Little High&quot;;IF([.C116]&lt;=79;&quot;High&quot;;&quot;Very High&quot;))))))" office:value-type="string" office:string-value="High" calcext:value-type="string">
            <text:p>High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P8]+[.P11]+[.P16]+[.P19]+[.P22]+[.P24]+[.P27]+[.P32]+[.P37]+[.P40]+[.P47]+[.P50]+[.P60]+[.P64]+[.P67]+[.P75]+[.P87]+[.P93]+[.P98]+[.P102])" office:value-type="float" office:value="38" calcext:value-type="float">
            <text:p>38</text:p>
          </table:table-cell>
          <table:table-cell table:style-name="ce14" table:formula="of:=QUOTIENT(PRODUCT(ORG.LIBREOFFICE.RAWSUBTRACT( [.B117];20);5);4)" office:value-type="float" office:value="22" calcext:value-type="float">
            <text:p>22</text:p>
          </table:table-cell>
          <table:table-cell table:style-name="ce16" table:formula="of:=IF([.C117]&lt;=20;&quot;Very Low&quot;;IF([.C117]&lt;=36;&quot;Low&quot;;IF([.C117]&lt;=46;&quot;A Little Low&quot;;IF([.C117]&lt;=53;&quot;Average&quot;;IF([.C117]&lt;=63;&quot;A Little High&quot;;IF([.C117]&lt;=79;&quot;High&quot;;&quot;Very High&quot;))))))" office:value-type="string" office:string-value="Low" calcext:value-type="string">
            <text:p>Low</text:p>
          </table:table-cell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8"/>
          <table:table-cell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11"/>
        </table:table-row>
        <table:table-row table:style-name="ro4">
          <table:table-cell table:style-name="ce19" office:value-type="string" calcext:value-type="string">
            <text:p>The sheet uses these values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99">
          <table:table-cell/>
          <table:table-cell table:style-name="ce14" table:number-columns-repeated="4"/>
          <table:table-cell table:number-columns-repeated="11"/>
        </table:table-row>
        <table:table-row table:style-name="ro4" table:number-rows-repeated="104835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4">
          <table:table-cell office:value-type="string" calcext:value-type="string">
            <text:p>Score:</text:p>
          </table:table-cell>
          <table:table-cell table:style-name="ce37" office:value-type="string" calcext:value-type="string">
            <text:p><text:span text:style-name="T3">Raw 2</text:span>0-10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29:26.65491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09:46:15.198770625</dc:date>
    <meta:editing-duration>P1DT19H45M42S</meta:editing-duration>
    <meta:editing-cycles>52</meta:editing-cycles>
    <meta:document-statistic meta:table-count="2" meta:cell-count="1279" meta:object-count="0"/>
  </office:meta>
</office:document-meta>
</file>